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z-fixed" svg:font-family="moz-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1d167a" style:font-size-asian="9pt" style:font-size-complex="9pt"/>
    </style:style>
    <style:style style:name="P3" style:family="paragraph" style:parent-style-name="Standard">
      <style:text-properties fo:font-size="9pt" officeooo:rsid="001d19a7" style:font-size-asian="9pt" style:font-size-complex="9pt"/>
    </style:style>
    <style:style style:name="P4" style:family="paragraph" style:parent-style-name="Standard">
      <style:text-properties fo:font-size="9pt" officeooo:rsid="001d63d8" officeooo:paragraph-rsid="001d63d8" style:font-size-asian="9pt" style:font-size-complex="9pt"/>
    </style:style>
    <style:style style:name="P5" style:family="paragraph" style:parent-style-name="Standard">
      <style:text-properties fo:font-size="9pt" officeooo:paragraph-rsid="001d63d8" style:font-size-asian="9pt" style:font-size-complex="9pt"/>
    </style:style>
    <style:style style:name="P6" style:family="paragraph" style:parent-style-name="Standard">
      <style:text-properties fo:font-size="9pt" officeooo:rsid="001ec19c" officeooo:paragraph-rsid="001d63d8" style:font-size-asian="9pt" style:font-size-complex="9pt"/>
    </style:style>
    <style:style style:name="P7" style:family="paragraph" style:parent-style-name="Standard">
      <style:text-properties fo:font-size="9pt" officeooo:rsid="002095f9" officeooo:paragraph-rsid="001d63d8" style:font-size-asian="9pt" style:font-size-complex="9pt"/>
    </style:style>
    <style:style style:name="P8" style:family="paragraph" style:parent-style-name="Standard">
      <style:text-properties fo:font-size="9pt" officeooo:rsid="0021b086" officeooo:paragraph-rsid="001d63d8" style:font-size-asian="9pt" style:font-size-complex="9pt"/>
    </style:style>
    <style:style style:name="P9" style:family="paragraph" style:parent-style-name="Standard">
      <style:text-properties fo:font-size="9pt" officeooo:rsid="0023ba17" officeooo:paragraph-rsid="001d63d8" style:font-size-asian="9pt" style:font-size-complex="9pt"/>
    </style:style>
    <style:style style:name="P10" style:family="paragraph" style:parent-style-name="Standard">
      <style:text-properties fo:font-size="9pt" officeooo:rsid="00256d03" officeooo:paragraph-rsid="001d63d8" style:font-size-asian="9pt" style:font-size-complex="9pt"/>
    </style:style>
    <style:style style:name="P11" style:family="paragraph" style:parent-style-name="Preformatted_20_Text">
      <style:text-properties style:font-name="moz-fixed" fo:font-size="9pt" style:font-size-asian="9pt" style:font-size-complex="9pt"/>
    </style:style>
    <style:style style:name="P12" style:family="paragraph" style:parent-style-name="Preformatted_20_Text">
      <style:text-properties style:font-name="moz-fixed" fo:font-size="9pt" officeooo:paragraph-rsid="001a3e52" style:font-size-asian="9pt" style:font-size-complex="9pt"/>
    </style:style>
    <style:style style:name="P13" style:family="paragraph" style:parent-style-name="Preformatted_20_Text">
      <style:text-properties style:font-name="moz-fixed" fo:font-size="9pt" officeooo:rsid="001a3e52" officeooo:paragraph-rsid="001a3e52" style:font-size-asian="9pt" style:font-size-complex="9pt"/>
    </style:style>
    <style:style style:name="P14" style:family="paragraph" style:parent-style-name="Preformatted_20_Text">
      <style:text-properties fo:color="#000000" fo:font-size="9pt" officeooo:rsid="00256d03" officeooo:paragraph-rsid="001d63d8" style:font-size-asian="9pt" style:font-size-complex="9pt"/>
    </style:style>
    <style:style style:name="P15" style:family="paragraph" style:parent-style-name="Preformatted_20_Text">
      <style:text-properties fo:font-size="9pt" style:font-size-asian="9pt" style:font-size-complex="9pt"/>
    </style:style>
    <style:style style:name="P16" style:family="paragraph" style:parent-style-name="Preformatted_20_Text">
      <style:text-properties fo:font-size="9pt" officeooo:rsid="001d167a" style:font-size-asian="9pt" style:font-size-complex="9pt"/>
    </style:style>
    <style:style style:name="P17" style:family="paragraph" style:parent-style-name="Preformatted_20_Text">
      <style:text-properties fo:font-size="9pt" officeooo:rsid="001d19a7" style:font-size-asian="9pt" style:font-size-complex="9pt"/>
    </style:style>
    <style:style style:name="P18" style:family="paragraph" style:parent-style-name="Preformatted_20_Text">
      <style:text-properties fo:font-size="9pt" officeooo:rsid="001d63d8" officeooo:paragraph-rsid="001d63d8" style:font-size-asian="9pt" style:font-size-complex="9pt"/>
    </style:style>
    <style:style style:name="P19" style:family="paragraph" style:parent-style-name="Preformatted_20_Text">
      <style:text-properties fo:font-size="9pt" officeooo:rsid="001ec19c" officeooo:paragraph-rsid="001d63d8" style:font-size-asian="9pt" style:font-size-complex="9pt"/>
    </style:style>
    <style:style style:name="P20" style:family="paragraph" style:parent-style-name="Preformatted_20_Text">
      <style:text-properties fo:font-size="9pt" officeooo:rsid="002095f9" officeooo:paragraph-rsid="001d63d8" style:font-size-asian="9pt" style:font-size-complex="9pt"/>
    </style:style>
    <style:style style:name="P21" style:family="paragraph" style:parent-style-name="Preformatted_20_Text">
      <style:text-properties fo:font-size="9pt" officeooo:rsid="0021b086" officeooo:paragraph-rsid="001d63d8" style:font-size-asian="9pt" style:font-size-complex="9pt"/>
    </style:style>
    <style:style style:name="P22" style:family="paragraph" style:parent-style-name="Preformatted_20_Text">
      <style:text-properties fo:font-size="9pt" officeooo:rsid="0023ba17" officeooo:paragraph-rsid="001d63d8" style:font-size-asian="9pt" style:font-size-complex="9pt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moz-fixed" fo:font-size="9pt" style:font-size-asian="9pt" style:font-size-complex="9pt"/>
    </style:style>
    <style:style style:name="P24" style:family="paragraph" style:parent-style-name="Preformatted_20_Text">
      <style:paragraph-properties fo:margin-top="0in" fo:margin-bottom="0.1965in" style:contextual-spacing="false"/>
      <style:text-properties fo:font-size="9pt" style:font-size-asian="9pt" style:font-size-complex="9pt"/>
    </style:style>
    <style:style style:name="P25" style:family="paragraph" style:parent-style-name="Preformatted_20_Text">
      <style:paragraph-properties fo:margin-left="0.3937in" fo:margin-right="0.3937in" fo:text-indent="0in" style:auto-text-indent="false"/>
      <style:text-properties fo:font-size="9pt" style:font-size-asian="9pt" style:font-size-complex="9pt"/>
    </style:style>
    <style:style style:name="P26" style:family="paragraph" style:parent-style-name="Preformatted_20_Text">
      <style:paragraph-properties fo:margin-left="0.3937in" fo:margin-right="0.3937in" fo:text-indent="0in" style:auto-text-indent="false"/>
      <style:text-properties fo:color="#000000" fo:font-size="9pt" style:font-size-asian="9pt" style:font-size-complex="9pt"/>
    </style:style>
    <style:style style:name="P27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color="#000000" fo:font-size="9pt" style:font-size-asian="9pt" style:font-size-complex="9pt"/>
    </style:style>
    <style:style style:name="P28" style:family="paragraph" style:parent-style-name="Preformatted_20_Text">
      <style:paragraph-properties fo:margin-left="0.3937in" fo:margin-right="0.3937in" fo:margin-top="0in" fo:margin-bottom="0.1965in" style:contextual-spacing="false" fo:text-indent="0in" style:auto-text-indent="false"/>
      <style:text-properties fo:font-size="9pt" style:font-size-asian="9pt" style:font-size-complex="9pt"/>
    </style:style>
    <style:style style:name="T1" style:family="text">
      <style:text-properties style:font-name="moz-fixed" fo:font-size="9pt" style:font-size-asian="9pt" style:font-size-complex="9pt"/>
    </style:style>
    <style:style style:name="T2" style:family="text">
      <style:text-properties officeooo:rsid="001d167a"/>
    </style:style>
    <style:style style:name="T3" style:family="text">
      <style:text-properties officeooo:rsid="001d19a7"/>
    </style:style>
    <style:style style:name="T4" style:family="text">
      <style:text-properties officeooo:rsid="001d63d8"/>
    </style:style>
    <style:style style:name="T5" style:family="text">
      <style:text-properties officeooo:rsid="001ec19c"/>
    </style:style>
    <style:style style:name="T6" style:family="text">
      <style:text-properties officeooo:rsid="002095f9"/>
    </style:style>
    <style:style style:name="T7" style:family="text">
      <style:text-properties officeooo:rsid="0021b086"/>
    </style:style>
    <style:style style:name="T8" style:family="text">
      <style:text-properties officeooo:rsid="0023ba17"/>
    </style:style>
    <style:style style:name="T9" style:family="text">
      <style:text-properties officeooo:rsid="00256d03"/>
    </style:style>
    <style:style style:name="T10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Davis Maus, 30.11.2012</text:p>
      <text:p text:style-name="P12"/>
      <text:p text:style-name="P12"/>
      <text:p text:style-name="P12"/>
      <text:p text:style-name="P12"><text:s/>VF2 Search Subsystem @ 1.1.2</text:p>
      <text:p text:style-name="P11">:PROPERTIES:</text:p>
      <text:p text:style-name="P11">:CREATED: <text:s/>[2012-11-23 Fr 11:38]</text:p>
      <text:p text:style-name="P11">:END:</text:p>
      <text:p text:style-name="P15"/>
      <text:p text:style-name="P11">git://github.com/dmj/vf2.git t/vf2-search-subsystem</text:p>
      <text:p text:style-name="P15"/>
      <text:p text:style-name="P11">The branch is a quick'n'dirty hack to hook the refactored search system in VF2 in order to check the</text:p>
      <text:p text:style-name="P11">refactored query building/searchspecs processing. For the details of the hack see [1]. With the hack</text:p>
      <text:p text:style-name="P11">in place VF performs an addition search using the new search system and displays a position:fixed'</text:p>
      <text:p text:style-name="P11">&lt;div/&gt; container with the titles of the records found by the new search system. The SOLR request is</text:p>
      <text:p text:style-name="P11">logged by VuFind\Logger with a severity of `debug'.</text:p>
      <text:p text:style-name="P15"/>
      <text:p text:style-name="P11">Using the hack requires a clone of git://github.com/dmj/vf2-search-subsystem.git in module/, e.g.</text:p>
      <text:p text:style-name="P15"/>
      <text:p text:style-name="P11">git clone git://github.com/dmj/vf2-search-subsystem.git module/VuFindSearch</text:p>
      <text:p text:style-name="P15"/>
      <text:p text:style-name="P11">Please note that the search system currently only supports search and retrieve (was: getRecord())</text:p>
      <text:p text:style-name="P11">and does not support more search options than limit and offset. The task at hand is to check (a) the</text:p>
      <text:p text:style-name="P11">refactored query building process and (b) the overall architecture.</text:p>
      <text:p text:style-name="P15"/>
      <text:p text:style-name="P11">A diagram of the SOLR backend class hierarchy and a sequence diagram of a search operation can be</text:p>
      <text:p text:style-name="P11">found here:</text:p>
      <text:p text:style-name="P15"/>
      <text:p text:style-name="Preformatted_20_Text"><text:a xlink:type="simple" xlink:href="https://gist.github.com/3772321"><text:span text:style-name="T1">https://gist.github.com/3772321</text:span></text:a></text:p>
      <text:p text:style-name="P15"/>
      <text:p text:style-name="P11">Some notes on the core classes.</text:p>
      <text:p text:style-name="P15"/>
      <text:p text:style-name="P11">** Service</text:p>
      <text:p text:style-name="P15"/>
      <text:p text:style-name="P11">VuFindSearch\Service is the central entry point for search/retrieve operations. All operations use a</text:p>
      <text:p text:style-name="P11">backend identifier as first argument.</text:p>
      <text:p text:style-name="P15"/>
      <text:p text:style-name="P11">The search system does not provide any means of backend configuration. Instead it emits a</text:p>
      <text:p text:style-name="P11">short-circuited resolve event in order obtain a configured backend instance and calls the respective</text:p>
      <text:p text:style-name="P11">backend function. The system also emits pre and post events that allow other components to</text:p>
      <text:p text:style-name="P11">transparently modify the parameters and the response before the operation is conducted and/or the</text:p>
      <text:p text:style-name="P11">response is returned to the caller.</text:p>
      <text:p text:style-name="P15"/>
      <text:p text:style-name="P11">At the application side we implement VuFind\Search\BackendManager, listen for the resolve event and</text:p>
      <text:p text:style-name="P11">supply a configured search backend instance based on the application configuration.</text:p>
      <text:p text:style-name="P15"/>
      <text:p text:style-name="P11">Multi-index support can be achieved in a similar way: The BackendManager listens with a low priority</text:p>
      <text:p text:style-name="P11">for a pre search event and modifies the search specs in the backend's query builder as well as the</text:p>
      <text:p text:style-name="P11">facet settings in the search parameters.[2]</text:p>
      <text:p text:style-name="P15"/>
      <text:p text:style-name="P11">Using the event system to implement mindex outside the search system gives the opportunity to</text:p>
      <text:p text:style-name="P11">improve the performance by caching the pre-processed search specs in a mindex scenario. This could</text:p>
      <text:p text:style-name="P11">be implemented by translating the selected shards into a bitfield and using the integer value as an</text:p>
      <text:p text:style-name="P11">index in a numerical cache array.</text:p>
      <text:p text:style-name="P15"/>
      <text:p text:style-name="P11">,----</text:p>
      <text:p text:style-name="P11">| <text:s text:c="3"/>available shards = array('A', 'B', 'C')</text:p>
      <text:p text:style-name="P11">| <text:s text:c="29"/>| <text:s text:c="3"/>| <text:s text:c="3"/>|</text:p>
      <text:p text:style-name="P11">| <text:s text:c="28"/>bit0 bit1 bit2</text:p>
      <text:p text:style-name="P11">| <text:s text:c="29"/>: <text:s text:c="3"/>: <text:s text:c="3"/>:</text:p>
      <text:p text:style-name="P11"><text:soft-page-break/>| <text:s text:c="3"/>selected shards <text:s/>= array('A' <text:s text:c="2"/>: , 'C')</text:p>
      <text:p text:style-name="P11">| <text:s text:c="29"/>| <text:s text:c="3"/>: <text:s text:c="3"/>|</text:p>
      <text:p text:style-name="P11">| <text:s text:c="29"/>1 <text:s text:c="3"/>0 <text:s text:c="3"/>1 <text:s text:c="4"/>=&gt; Index 5</text:p>
      <text:p text:style-name="P11">`----</text:p>
      <text:p text:style-name="P15"/>
      <text:p text:style-name="P11">@Oli: This is another use case of FieldIntersection. If you have n different indicies</text:p>
      <text:p text:style-name="P11">in a mindex scenario then there are 2^n possible combinations and each combination can be</text:p>
      <text:p text:style-name="P11">expressed as a FieldIntersection strategy.</text:p>
      <text:p text:style-name="P15"/>
      <text:p text:style-name="P11">** Backend (VuFindSearch\Backend\Solr)</text:p>
      <text:p text:style-name="P15"/>
      <text:p text:style-name="P11">The SOLR Backend is instantiated with an identifier of the record source and a configured SOLR</text:p>
      <text:p text:style-name="P11">Connector instance. Optionally one can setter-inject a configured QueryBuilder that is passed to the</text:p>
      <text:p text:style-name="P11">Connector's search function. The Backend lazy loads an empty QueryBuilder if the search function is</text:p>
      <text:p text:style-name="P11">called and no QueryBuilder was injected.</text:p>
      <text:p text:style-name="P15"/>
      <text:p text:style-name="P11">Calls to the backend's search/retrieve functions are delegated to the Connector. The Connector</text:p>
      <text:p text:style-name="P11">returns the body of SOLR response and the Backend passes the body to a setter-injected factory that</text:p>
      <text:p text:style-name="P11">creates a RecordCollection instance.</text:p>
      <text:p text:style-name="P15"/>
      <text:p text:style-name="P11">By default the SOLR backend uses VuFindSearch\Backend\Solr\Response\RecordCollectionFactory which</text:p>
      <text:p text:style-name="P11">creates a VuFindSearch\Backend\Solr\Response\Json\RecordCollection that contains</text:p>
      <text:p text:style-name="P11">VuFindSearch\Backend\Solr\Response\Json\Record instances. Both, the collection and the records, are</text:p>
      <text:p text:style-name="P11">simple wrappers around a deserialized JSON response; the record class provides access to SOLR</text:p>
      <text:p text:style-name="P11">document fields via object properties.</text:p>
      <text:p text:style-name="P15"/>
      <text:p text:style-name="P11">** Connector (VuFindSearch\Backend\Solr\Connector)</text:p>
      <text:p text:style-name="P15"/>
      <text:p text:style-name="P11">The SOLR Connector is instantiated with the URL of the SOLR core to search in. The Connector handles</text:p>
      <text:p text:style-name="P11">the HTTP transport.</text:p>
      <text:p text:style-name="P15"/>
      <text:p text:style-name="P11">Error handling (queries with invalid syntax)</text:p>
      <text:p text:style-name="P15"/>
      <text:p text:style-name="P11">The SOLR connector evaluates the HTTP status code of the response and throws a</text:p>
      <text:p text:style-name="P11">VuFindSearch\Backend\RemoteErrorException for 5xx and a VuFindSearch\Backend\RequestErrorException</text:p>
      <text:p text:style-name="P11">for 4xx. In both cases the exception code is set to the HTTP status code, the exception message to</text:p>
      <text:p text:style-name="P11">the HTTP reason phrase.</text:p>
      <text:p text:style-name="P15"/>
      <text:p text:style-name="P11">To handle queries with invalid lucene syntax the caller wraps the search() in a try-catch block and</text:p>
      <text:p text:style-name="P11">evaluates the exception code. If it is a 400 (Bad Request) it can delegate to a dedicated view for</text:p>
      <text:p text:style-name="P11">the `You have an error in the search' screen.</text:p>
      <text:p text:style-name="P15"/>
      <text:p text:style-name="P11">TODO: Detect errors at the network layer, e.g. connect timeouts</text:p>
      <text:p text:style-name="P11">TODO: Integrate write operations</text:p>
      <text:p text:style-name="P15"/>
      <text:p text:style-name="P11">** Footnotes</text:p>
      <text:p text:style-name="P15"/>
      <text:p text:style-name="Preformatted_20_Text"><text:span text:style-name="T1">[1] </text:span><text:a xlink:type="simple" xlink:href="https://github.com/dmj/vf2/compare/master...t;vf2-search-subsystem"><text:span text:style-name="T1">https://github.com/dmj/vf2/compare/master...t;vf2-search-subsystem</text:span></text:a></text:p>
      <text:p text:style-name="P23">[2] Current search system ships with VuFindSearch\Listener\MultiIndex just as an example.</text:p>
      <text:p text:style-name="P1"><text:line-break/><text:line-break/>*******************************************************<text:line-break/><text:line-break/><text:span text:style-name="T2">Demian Katz, 30.11.2012</text:span></text:p>
      <text:p text:style-name="P2"/>
      <text:p text:style-name="P16">Thanks once again for all the work. <text:s/>I'll have to examine this more closely before I can comment intelligently, but it certainly sounds like good progress -- I'm glad to see the event system getting some use. <text:s/>I'll try to give this a more detailed look next week, though first I want to handle your PR on VUFIND-670 before it gets too far behind master. <text:s/>Hopefully I can do some review of this code in parallel with the ongoing work to finish 1.4 <text:soft-page-break/>and port the collection branch forward.</text:p>
      <text:p text:style-name="P15"/>
      <text:p text:style-name="P24">- Demian</text:p>
      <text:p text:style-name="P1"><text:span text:style-name="T2">**********************************************<text:line-break/><text:line-break/></text:span><text:span text:style-name="T3">Demian Katz, 4.12.2012</text:span></text:p>
      <text:p text:style-name="P3"/>
      <text:p text:style-name="P3"/>
      <text:p text:style-name="P17">Observations, mostly trivial and in no particular order, based on some exploration of the code:</text:p>
      <text:p text:style-name="P15"/>
      <text:p text:style-name="P15">- Module.php looks for a logging service named Logger when setting up the search service. <text:s/>Should it also check for the namespaced VuFind\Logger service?</text:p>
      <text:p text:style-name="P15"/>
      <text:p text:style-name="P15">- VuFindSearch\Backend\Solr\Response\RecordCollectionFactory throws a RuntimeException for empty responses that appears to me to be undefined. <text:s/>Is a "use" statement or explicit namespace required here?</text:p>
      <text:p text:style-name="P15"/>
      <text:p text:style-name="P15">- Should $this-&gt;pointer used by VuFindSearch\Backend\Solr\Response\Json\RecordCollection be declared/initialized somewhere?</text:p>
      <text:p text:style-name="P15"/>
      <text:p text:style-name="P15">- VuFindSearch\Backend\Solr\Response\Json\RecordCollection declares a range that is never used but does not declare offset.</text:p>
      <text:p text:style-name="P15"/>
      <text:p text:style-name="P15">- The ParamBag feels like it may be a reinvention of the wheel; I'm guessing it exists because of shortcomings of Zend\Stdlib\Parameters and/or Zend\Http\Request (particularly due to your comment about repeating parameters), so maybe we have to live with it. <text:s/>Just mentioning it in case there's a more standardized approach available.</text:p>
      <text:p text:style-name="P15"/>
      <text:p text:style-name="P15">- In VuFindSearch\Backend\Solr\Connector, there's some unreachable code in the prepare() method; not sure if this needs a TODO comment or can simply be removed.</text:p>
      <text:p text:style-name="P15"/>
      <text:p text:style-name="P15">- VuFindSearch\Backend\Solr\Connector is defaulting to GET rather than POST. <text:s/>Is there a reason for this? <text:s/>I believe GET has had problems in the past caused by extremely long query strings (though perhaps this is no longer an issue).</text:p>
      <text:p text:style-name="P15"/>
      <text:p text:style-name="P15">More significant questions/comments as I attempt to envision the bigger picture:</text:p>
      <text:p text:style-name="P15"/>
      <text:p text:style-name="P15">- Have you given any thought to how backend configuration will work in the long term, when we have multiple backends to configure? <text:s/>One idea that seems fairly attractive is to create a new section in the module configuration which defines factories based on identifiers, then have the event callback run the appropriate factory based on the 'backend' parameter in the event object. <text:s/>This would allow overriding of specific backends in a custom module purely through configuration. <text:s/>It's an open question whether this could be done with a service manager, Zend\DI, or something custom-fit to the task.</text:p>
      <text:p text:style-name="P15"/>
      <text:p text:style-name="P15">- Have you given thought to where/how we get from a VuFindSearch\Response\RecordInterface to an appropriate record driver?</text:p>
      <text:p text:style-name="P15"/>
      <text:p text:style-name="P15">- What are your plans on getting the output of the new search system plugged into the rest of VuFind? <text:s/>Do you have a plan for phasing from Options/Params/Results to the new system? <text:s/>Do you expect that certain aspects of the existing system will remain in place?</text:p>
      <text:p text:style-name="P15"/>
      <text:p text:style-name="P15">- Have you given thought to recommendation modules? <text:s/>Is the plan to hook those into the event system?</text:p>
      <text:p text:style-name="P15"/>
      <text:p text:style-name="P15">In any case, the demo works for me within the expected constraints. <text:s/>The code that I've looked at makes sense to me, though I know some people are going to be turned off by its granular nature. <text:s/>None of that matters too much, though, if the integration points are clear and simple -- I think that's the most important thing.</text:p>
      <text:p text:style-name="P15"><text:soft-page-break/></text:p>
      <text:p text:style-name="P15">Apart from discussing the points above, I think to move forward further, it would be helpful to get this a little more tightly integrated into VuFind. <text:s/>Ideally, I would like to start porting some of the other search backends over in order to get experience with the code and make comments based on first-hand issues rather than code-browsing and speculation. <text:s/>Obviously there's a bit more work to do before we can get there. <text:s/>As always, let me know what I can do to help keep things moving.</text:p>
      <text:p text:style-name="P15"/>
      <text:p text:style-name="P15">thanks,</text:p>
      <text:p text:style-name="P24">Demian</text:p>
      <text:p text:style-name="P1"><text:span text:style-name="T3"><text:line-break/><text:line-break/></text:span><text:span text:style-name="T3"><text:line-break/><text:line-break/>**********************************</text:span></text:p>
      <text:p text:style-name="P3"/>
      <text:p text:style-name="P4">David Maus, 6.12.2012</text:p>
      <text:p text:style-name="P4"/>
      <text:p text:style-name="P18">Note: I updated the new search to v1.2.0 with a small change. There is only one `resolve' event and</text:p>
      <text:p text:style-name="P15">the search function is stored in the event parameter under the key context.</text:p>
      <text:p text:style-name="P15"/>
      <text:p text:style-name="P15">At Tue, 4 Dec 2012 16:32:41 +0000,</text:p>
      <text:p text:style-name="P24">Demian Katz wrote:</text:p>
      <text:p text:style-name="P25"/>
      <text:p text:style-name="P26">Module.php looks for a logging service named Logger when setting up the search service. <text:s/>Should it</text:p>
      <text:p text:style-name="P27">also check for the namespaced VuFind\Logger service?</text:p>
      <text:p text:style-name="P15">Right, fixed this.</text:p>
      <text:p text:style-name="P24"/>
      <text:p text:style-name="P26">VuFindSearch\Backend\Solr\Response\RecordCollectionFactory throws a RuntimeException for empty</text:p>
      <text:p text:style-name="P26">responses that appears to me to be undefined. <text:s/>Is a "use" statement or explicit namespace required</text:p>
      <text:p text:style-name="P27">here?</text:p>
      <text:p text:style-name="P15">Fixed, thanks.</text:p>
      <text:p text:style-name="P24"/>
      <text:p text:style-name="P26">Should $this-&gt;pointer used by VuFindSearch\Backend\Solr\Response\Json\RecordCollection be</text:p>
      <text:p text:style-name="P27">declared/initialized somewhere?</text:p>
      <text:p text:style-name="P15">I added a rewind() to the constructor. Not initializing the pointer was not a problem with the</text:p>
      <text:p text:style-name="P15">foreach'ing (it internally calls rewind()) and is common in the SPL classes.</text:p>
      <text:p text:style-name="P24"/>
      <text:p text:style-name="P26">VuFindSearch\Backend\Solr\Response\Json\RecordCollection declares a range that is never used but</text:p>
      <text:p text:style-name="P27">does not declare offset.</text:p>
      <text:p text:style-name="P15">Indeed. Removed. Offset is directly read from ['response']['start'] in the SOLR response.</text:p>
      <text:p text:style-name="P24"/>
      <text:p text:style-name="P26"><text:soft-page-break/>In VuFindSearch\Backend\Solr\Connector, there's some unreachable code in the prepare() method; not</text:p>
      <text:p text:style-name="P27">sure if this needs a TODO comment or can simply be removed.</text:p>
      <text:p text:style-name="P15">Yes. Currently serves as a remainder of what the VuFind query invariants are. Added a @todo.</text:p>
      <text:p text:style-name="P24"/>
      <text:p text:style-name="P26">VuFindSearch\Backend\Solr\Connector is defaulting to GET rather than POST. <text:s/>Is there a reason for</text:p>
      <text:p text:style-name="P26">this? <text:s/>I believe GET has had problems in the past caused by extremely long query strings (though</text:p>
      <text:p text:style-name="P27">perhaps this is no longer an issue).</text:p>
      <text:p text:style-name="P15">Maximum length of GET is an issue, pushed a commit that automatically switches to POST if the</text:p>
      <text:p text:style-name="P15">query string exeeds 1k. The choice of 1k is based on a StackOverflow answer which quotes some</text:p>
      <text:p text:style-name="P15">practical research from '06:</text:p>
      <text:p text:style-name="P15"/>
      <text:p text:style-name="Preformatted_20_Text"><text:a xlink:type="simple" xlink:href="http://stackoverflow.com/questions/812925/what-is-the-maximum-possible-length-of-a-query-string"><text:span text:style-name="T10">&lt;http://stackoverflow.com/questions/812925/what-is-the-maximum-possible-length-of-a-query-string&gt;</text:span></text:a></text:p>
      <text:p text:style-name="P15"/>
      <text:p text:style-name="P15">Answers to the bigger picture later.</text:p>
      <text:p text:style-name="P15"/>
      <text:p text:style-name="P15">Best,</text:p>
      <text:p text:style-name="P24"><text:s text:c="2"/>-- David</text:p>
      <text:p text:style-name="P5"><text:span text:style-name="T4">******************************************************<text:line-break/><text:line-break/></text:span><text:span text:style-name="T5">Demian Katz, 6.12.2012</text:span></text:p>
      <text:p text:style-name="P6"/>
      <text:p text:style-name="P19">This all sounds good to me. <text:s/>I'll hold off on further experimentation with this code until I receive your "big picture" reply and possibly until after I work on the HTTP stuff.</text:p>
      <text:p text:style-name="P15"/>
      <text:p text:style-name="P15">Only one comment: your solution of switching to POST for requests &gt; 1k sounds reasonable to me and probably has some tangible benefits (i.e. requests that are small enough will be logged in a more useful format in the Jetty logs). <text:s/>However, I wonder if this should be configurable, or if we should consider doing POSTs all the time. <text:s/>I don't really anticipate a problem with this approach, but if there were ever a bug in Solr that affected GETs but not POSTs (or vice versa), this could make it that much harder to figure out.</text:p>
      <text:p text:style-name="P15"/>
      <text:p text:style-name="P15">Also, as you've probably already seen from JIRA and vufind-tech, I think all of our YAML issues are now sorted out. <text:s/>Thanks again for spotting all the issues, and please let me know if you run into any new problems.</text:p>
      <text:p text:style-name="P15"/>
      <text:p text:style-name="P24">- Demian</text:p>
      <text:p text:style-name="P5"><text:span text:style-name="T5">************************************************<text:line-break/><text:line-break/></text:span><text:span text:style-name="T6">David Maus, 10.12.2012</text:span></text:p>
      <text:p text:style-name="P7"/>
      <text:p text:style-name="P20">At Tue, 4 Dec 2012 16:32:41 +0000,</text:p>
      <text:p text:style-name="P24">Demian Katz wrote:</text:p>
      <text:p text:style-name="P26">Have you given thought to where/how we get from a VuFindSearch\Response\RecordInterface to an</text:p>
      <text:p text:style-name="P27">appropriate record driver?</text:p>
      <text:p text:style-name="P15">A first step is to modify the way a RecordCollection is created. We</text:p>
      <text:p text:style-name="P15"><text:soft-page-break/>currently pass the entire deserialized JSON response to its</text:p>
      <text:p text:style-name="P15">constructor, the collection iterates over the ['docs'] and</text:p>
      <text:p text:style-name="P15">instantiates Record objects. Because the RecordCollection is a thin</text:p>
      <text:p text:style-name="P15">wrapper about the SOLR response and thus an invariant (it is the</text:p>
      <text:p text:style-name="P15">records that vary) I would move the record instantiation to the</text:p>
      <text:p text:style-name="P15">RecordCollectionFactory and add records to the collection via an</text:p>
      <text:p text:style-name="P15">addRecord() method.</text:p>
      <text:p text:style-name="P15"/>
      <text:p text:style-name="P15">In this scenario both the record class (RecordDriver) and the</text:p>
      <text:p text:style-name="P15">RecordCollection class will be passed as constructor argument to the</text:p>
      <text:p text:style-name="P15">RecordCollectionFactory.</text:p>
      <text:p text:style-name="P15"/>
      <text:p text:style-name="P15">The drawback: RecordCollectionFactory is tied to the serialization</text:p>
      <text:p text:style-name="P15">method (JSON, XML etc.). So we have:</text:p>
      <text:p text:style-name="P15"/>
      <text:p text:style-name="P15">,----</text:p>
      <text:p text:style-name="P15">| <text:s text:c="2"/>VuFindSearch\Backend\Solr\Response\Json\RecordCollectionFactory</text:p>
      <text:p text:style-name="P15">| <text:s text:c="2"/>VuFindSearch\Backend\Solr\Response\Json\RecordCollection</text:p>
      <text:p text:style-name="P15">| <text:s text:c="2"/>VuFindSearch\Backend\Solr\Response\Json\Record</text:p>
      <text:p text:style-name="P15">`----</text:p>
      <text:p text:style-name="P15"/>
      <text:p text:style-name="P15">Best,</text:p>
      <text:p text:style-name="P24"><text:s text:c="2"/>-- David</text:p>
      <text:p text:style-name="P5"><text:span text:style-name="T6"><text:line-break/><text:line-break/>***************************************************<text:line-break/><text:line-break/></text:span><text:span text:style-name="T7">Demian Katz, 10.12.2012</text:span></text:p>
      <text:p text:style-name="P8"/>
      <text:p text:style-name="P21">I think that makes sense -- hopefully the drawback isn't too serious in practice, since I don't see a compelling reason to need support for multiple Solr serialization methods.</text:p>
      <text:p text:style-name="P15"/>
      <text:p text:style-name="P24">- Demian</text:p>
      <text:p text:style-name="P5"><text:span text:style-name="T7">****************************************************<text:line-break/><text:line-break/></text:span><text:span text:style-name="T8">David Maus, 25.1.2013</text:span></text:p>
      <text:p text:style-name="P9"/>
      <text:p text:style-name="P22">At Tue, 4 Dec 2012 16:32:41 +0000,</text:p>
      <text:p text:style-name="P24">Demian Katz wrote:</text:p>
      <text:p text:style-name="P26">- Have you given any thought to how backend configuration will work in the long term, when we have multiple backends to configure? <text:s/>One idea that seems fairly attractive is to create a new section in the module configuration which defines factories based on identifiers, then have the event callback run the appropriate factory based on the 'backend' parameter in the event object. <text:s/>This would allow overriding of specific backends in a custom module purely through configuration. <text:s/>It's an open question whether this could be done with a service manager, Zend\DI, or something custom-fit to the task.</text:p>
      <text:p text:style-name="P28"/>
      <text:p text:style-name="P15">And a dedicated ServiceManager it is.</text:p>
      <text:p text:style-name="P15"/>
      <text:p text:style-name="Preformatted_20_Text"><text:a xlink:type="simple" xlink:href="https://github.com/dmj/vf2/blob/t/integrate-new-search/module/VuFind/src/VuFind/Search/BackendManager.php"><text:span text:style-name="T10">&lt;https://github.com/dmj/vf2/blob/t/integrate-new-search/module/VuFind/src/VuFind/Search/BackendManager.php&gt;</text:span></text:a></text:p>
      <text:p text:style-name="P15"/>
      <text:p text:style-name="P15">The reason for selecting SM is not so much the need to allow customization of the BackendManager but</text:p>
      <text:p text:style-name="P15">the encapsulation of the backend creation process. Wiring up a backend and attaching <text:soft-page-break/>required</text:p>
      <text:p text:style-name="P15">listeners (e.g. for sort normalization or multi-index) is non-trivial (a lot of decisions based on</text:p>
      <text:p text:style-name="P15">the config) and in my eyes best encapsulated in dedicated factory classes. We expose the SM through</text:p>
      <text:p text:style-name="P15">getBackendRegistry(), thus a user can either modify the backend registry configuration (advised) or</text:p>
      <text:p text:style-name="P15">modify the SM directly.</text:p>
      <text:p text:style-name="P15"/>
      <text:p text:style-name="P15">The global SM contains the configuration and e.g. on application bootstrap a factory function</text:p>
      <text:p text:style-name="P15">creates the BackendManager and hooks it into the search system's event manager.</text:p>
      <text:p text:style-name="P15"/>
      <text:p text:style-name="P15">Best,</text:p>
      <text:p text:style-name="P24"><text:s text:c="2"/>-- David</text:p>
      <text:p text:style-name="P5"><text:span text:style-name="T8">**********************************<text:line-break/><text:line-break/></text:span><text:span text:style-name="T9">Demian Katz, 25.1.2013</text:span></text:p>
      <text:p text:style-name="P10"/>
      <text:p text:style-name="P14">And a dedicated ServiceManager it is.</text:p>
      <text:p text:style-name="P15">Great, that makes sense to me. <text:s/>I'll be interested to see the configuration once it's all put together!</text:p>
      <text:p text:style-name="P15"/>
      <text:p text:style-name="P24">- Demian</text:p>
      <text:p text:style-name="P10"><text:line-break/><text:line-break/><text:line-break/>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z-fixed" svg:font-family="moz-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-and-extension">VuFindSearch.v1.1.2.Ready.to.test.the.query.building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issbib </meta:initial-creator>
    <meta:creation-date>2013-02-20T16:05:10</meta:creation-date>
    <meta:generator>LibreOffice/3.6$Linux_X86_64 LibreOffice_project/58f22d5-270d05a-e2abed1-ea17a85-9b5702</meta:generator>
    <dc:date>2013-02-20T16:38:27</dc:date>
    <dc:creator>swissbib </dc:creator>
    <meta:editing-duration>PT11M28S</meta:editing-duration>
    <meta:editing-cycles>16</meta:editing-cycles>
    <meta:printed-by>swissbib </meta:printed-by>
    <meta:print-date>2013-02-20T16:37:08</meta:print-date>
    <meta:document-statistic meta:table-count="0" meta:image-count="0" meta:object-count="0" meta:page-count="7" meta:paragraph-count="187" meta:word-count="2268" meta:character-count="15414" meta:non-whitespace-character-count="13089"/>
  </office:meta>
</office:document-meta>
</file>